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size="12pt" officeooo:paragraph-rsid="000d5e9e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2pt" officeooo:paragraph-rsid="000debbc" style:font-size-asian="12pt" style:font-size-complex="12pt"/>
    </style:style>
    <style:style style:name="P7" style:family="paragraph" style:parent-style-name="Preformatted_20_Text">
      <style:paragraph-properties fo:margin-top="0cm" fo:margin-bottom="0.499cm" style:contextual-spacing="false"/>
      <style:text-properties fo:font-size="12pt" officeooo:paragraph-rsid="000e605e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/>
      <style:text-properties fo:font-size="12pt" fo:font-style="italic" officeooo:paragraph-rsid="000e605e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officeooo:paragraph-rsid="000e605e"/>
    </style:style>
    <style:style style:name="P10" style:family="paragraph" style:parent-style-name="Preformatted_20_Text"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officeooo:paragraph-rsid="000e605e" style:font-size-asian="12pt" style:font-size-complex="12pt"/>
    </style:style>
    <style:style style:name="P12" style:family="paragraph" style:parent-style-name="Preformatted_20_Text">
      <style:text-properties fo:font-size="12pt" officeooo:paragraph-rsid="000e7a07" style:font-size-asian="12pt" style:font-size-complex="12pt"/>
    </style:style>
    <style:style style:name="P13" style:family="paragraph" style:parent-style-name="Preformatted_20_Text">
      <style:text-properties fo:font-size="12pt" officeooo:paragraph-rsid="000debbc" style:font-size-asian="12pt" style:font-size-complex="12pt"/>
    </style:style>
    <style:style style:name="P14" style:family="paragraph" style:parent-style-name="Preformatted_20_Text"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Preformatted_20_Text">
      <style:text-properties fo:font-size="12pt" fo:font-style="italic" officeooo:paragraph-rsid="000e605e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fo:font-size="12pt" fo:font-style="italic" officeooo:paragraph-rsid="000e7a07" style:font-size-asian="12pt" style:font-style-asian="italic" style:font-size-complex="12pt" style:font-style-complex="italic"/>
    </style:style>
    <style:style style:name="P17" style:family="paragraph" style:parent-style-name="Preformatted_20_Text">
      <style:text-properties fo:font-style="italic" officeooo:paragraph-rsid="000e605e" style:font-style-asian="italic" style:font-style-complex="italic"/>
    </style:style>
    <style:style style:name="P18" style:family="paragraph" style:parent-style-name="Preformatted_20_Text">
      <style:text-properties officeooo:paragraph-rsid="000e7a07"/>
    </style:style>
    <style:style style:name="T1" style:family="text">
      <style:text-properties officeooo:rsid="000d5e9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605e" style:font-size-asian="12pt" style:font-size-complex="12pt"/>
    </style:style>
    <style:style style:name="T4" style:family="text">
      <style:text-properties officeooo:rsid="000debbc"/>
    </style:style>
    <style:style style:name="T5" style:family="text">
      <style:text-properties officeooo:rsid="000e60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e605e" style:font-style-asian="italic" style:font-style-complex="italic"/>
    </style:style>
    <style:style style:name="T8" style:family="text">
      <style:text-properties officeooo:rsid="000e7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Karkulka:</text:span></text:p>
      <text:p text:style-name="P9"><text:span text:style-name="T2">Dobrý den ptáčkové,</text:span></text:p>
      <text:p text:style-name="P1">dobrý den lese.</text:p>
      <text:p text:style-name="P1">Ráno je takové</text:p>
      <text:p text:style-name="P1">překrásné, že se</text:p>
      <text:p text:style-name="P1"><text:span text:style-name="T1">z</text:span>pívat chce hlasitě</text:p>
      <text:p text:style-name="P1">lidem i kosům,</text:p>
      <text:p text:style-name="P1">pavouci na sítě</text:p>
      <text:p text:style-name="P1">navlékli rosu.</text:p>
      <text:p text:style-name="P1"><text:s text:c="3"/></text:p>
      <text:p text:style-name="P15"><text:span text:style-name="T5">Ptáčci:</text:span></text:p>
      <text:p text:style-name="P11">Dobrý den panenko,</text:p>
      <text:p text:style-name="P1">jakpak ti říkají?</text:p>
      <text:p text:style-name="P1">Les je tu hluboký,</text:p>
      <text:p text:style-name="P2">zůstávej při kraji.</text:p>
      <text:p text:style-name="P8"><text:span text:style-name="T5">Karkulka:</text:span></text:p>
      <text:p text:style-name="P7">Že jsem takhle zbarvená, říkají mi Červená.</text:p>
      <text:p text:style-name="P3">Karkulka červená,</text:p>
      <text:p text:style-name="P1">že jsem takhle zbarvená.</text:p>
      <text:p text:style-name="P1"><text:s text:c="3"/></text:p>
      <text:p text:style-name="P15"><text:span text:style-name="T5">Ptáčci:</text:span></text:p>
      <text:p text:style-name="P11">Dobrý den karkulko,</text:p>
      <text:p text:style-name="P1">hezky ti říkají?</text:p>
      <text:p text:style-name="P1">Les je tu hluboký,</text:p>
      <text:p text:style-name="P1">zůstávej při kraji.</text:p>
      <text:p text:style-name="P1"><text:s text:c="3"/></text:p>
      <text:p text:style-name="P15"><text:span text:style-name="T5">Karkulka:</text:span></text:p>
      <text:p text:style-name="P11">Proč mi všichni říkají,</text:p>
      <text:p text:style-name="P1">že mám zůstat při kraji?</text:p>
      <text:p text:style-name="P1">Vždyť touhle pěšinkou</text:p>
      <text:p text:style-name="P2">chodila jsem s maminkou.</text:p>
      <text:p text:style-name="P8"><text:span text:style-name="T5">Ptáčci:</text:span></text:p>
      <text:p text:style-name="P7">Nedala si říci</text:p>
      <text:p text:style-name="P6">dívka v červeném,</text:p>
      <text:p text:style-name="P1">Vlk v houštině spící</text:p>
      <text:p text:style-name="P1">právě leze ven.</text:p>
      <text:p text:style-name="P1"/>
      <text:p text:style-name="P15"><text:span text:style-name="T5">Vlk:</text:span></text:p>
      <text:p text:style-name="P1">Koukám, že slečna</text:p>
      <text:p text:style-name="P1">velmi statečná</text:p>
      <text:p text:style-name="P1">je, je, je,</text:p>
      <text:p text:style-name="P1">když takto sama</text:p>
      <text:p text:style-name="P1">jde do neznáma,</text:p>
      <text:p text:style-name="P1"><text:span text:style-name="T4">j</text:span>é, jé, jé.</text:p>
      <text:p text:style-name="P1"><text:s/></text:p>
      <text:p text:style-name="P15"><text:span text:style-name="T5">Karkulka:</text:span></text:p>
      <text:p text:style-name="P11">Ty budeš asi ten toulavý pes,</text:p>
      <text:p text:style-name="P1">salámu ti nalámu, pěkně to sněz,</text:p>
      <text:p text:style-name="P1">pěkně to sněz,</text:p>
      <text:p text:style-name="P1">pěkně to sněz.</text:p>
      <text:p text:style-name="P1"><text:s text:c="3"/></text:p>
      <text:p text:style-name="P15"><text:span text:style-name="T5">Vlk:</text:span></text:p>
      <text:p text:style-name="P11">Děkuju mockrát,</text:p>
      <text:p text:style-name="P1">salám já moc rád,</text:p>
      <text:p text:style-name="P1">jé, jé, jé.</text:p>
      <text:p text:style-name="P1">Ještě mě rmoutí,</text:p>
      <text:p text:style-name="P1">co v koši z proutí</text:p>
      <text:p text:style-name="P1">je, je, je.</text:p>
      <text:p text:style-name="P1"><text:s text:c="3"/></text:p>
      <text:p text:style-name="P15"><text:span text:style-name="T5">Karkulka:</text:span></text:p>
      <text:p text:style-name="P11">Všechno v tomto košíčku</text:p>
      <text:p text:style-name="P1">je pro moji babičku,</text:p>
      <text:p text:style-name="P1">v košíčku proutěném,</text:p>
      <text:p text:style-name="P1">Nečmuchej tam, čert tě vem!</text:p>
      <text:p text:style-name="P1"><text:s text:c="3"/></text:p>
      <text:p text:style-name="P1">Je tam víno červené,</text:p>
      <text:p text:style-name="P1">jako já je zbarvené,</text:p>
      <text:p text:style-name="P1">též kapr na kmínu,</text:p>
      <text:p text:style-name="P1">to má k svátku dnešnímu.</text:p>
      <text:p text:style-name="P1"><text:s text:c="3"/></text:p>
      <text:p text:style-name="P15"><text:span text:style-name="T5">Vlk:</text:span></text:p>
      <text:p text:style-name="P1">Kdepak bydlí přibližně?</text:p>
      <text:p text:style-name="P1">Severně či jižně?</text:p>
      <text:p text:style-name="P1">Stařenka šedivá,</text:p>
      <text:p text:style-name="P1"><text:span text:style-name="T5">k</text:span>depak asi přebývá?</text:p>
      <text:p text:style-name="P1"><text:s text:c="3"/></text:p>
      <text:p text:style-name="P15"><text:span text:style-name="T5">Holoubek:</text:span></text:p>
      <text:p text:style-name="P1">Vrkú, vrkú, vrkú, vrkú,</text:p>
      <text:p text:style-name="P1">já tě dobře vidím, vlku.</text:p>
      <text:p text:style-name="P1"/>
      <text:p text:style-name="P15"><text:span text:style-name="T5">Karkulka.</text:span></text:p>
      <text:p text:style-name="P1">Kdo to volá, co to bylo?</text:p>
      <text:p text:style-name="P1"/>
      <text:p text:style-name="P15"><text:span text:style-name="T5">Vlk:</text:span></text:p>
      <text:p text:style-name="P1">To jen listí ševelilo.</text:p>
      <text:p text:style-name="P1"><text:s text:c="3"/></text:p>
      <text:p text:style-name="P15"><text:span text:style-name="T5">Holoubek:</text:span></text:p>
      <text:p text:style-name="P1">Vrkú, vrkú, vrkú, vrkú,</text:p>
      <text:p text:style-name="P1">já tě dobře slyším, vlku.</text:p>
      <text:p text:style-name="P11"><text:span text:style-name="T5"/></text:p>
      <text:p text:style-name="P15"><text:span text:style-name="T5">Karkulka:</text:span></text:p>
      <text:p text:style-name="P1">Někdo mluvil o vlkovi.</text:p>
      <text:p text:style-name="P11"><text:span text:style-name="T5"/></text:p>
      <text:p text:style-name="P15"><text:span text:style-name="T5">Vlk:</text:span></text:p>
      <text:p text:style-name="P1">To jen zašustilo křoví.</text:p>
      <text:p text:style-name="P1">Kdepak asi přebývá</text:p>
      <text:p text:style-name="P1">stařenka šedivá?</text:p>
      <text:p text:style-name="P1"><text:soft-page-break/><text:s text:c="3"/></text:p>
      <text:p text:style-name="P15"><text:span text:style-name="T5">Karkulka:</text:span></text:p>
      <text:p text:style-name="P1">Za Černým vrchem,</text:p>
      <text:p text:style-name="P1">pod velkým smrkem,</text:p>
      <text:p text:style-name="P1">až vzadu.</text:p>
      <text:p text:style-name="P1">V domečku zděném,</text:p>
      <text:p text:style-name="P1">vždy uklizeném,</text:p>
      <text:p text:style-name="P1">tak já jdu,</text:p>
      <text:p text:style-name="P1">tak já jdu.</text:p>
      <text:p text:style-name="P1"><text:s text:c="3"/></text:p>
      <text:p text:style-name="P15"><text:span text:style-name="T5">Ptáčci:</text:span></text:p>
      <text:p text:style-name="P1">Dívka důvěřivá</text:p>
      <text:p text:style-name="P1">kráčí lesem dál,</text:p>
      <text:p text:style-name="P1">vlk, ta šelma lstivá,</text:p>
      <text:p text:style-name="P1"><text:span text:style-name="T5">j</text:span>inudy to vzal.</text:p>
      <text:p text:style-name="P1"/>
      <text:p text:style-name="P1"><text:span text:style-name="T7">Holoubek:</text:span><text:span text:style-name="T6"> </text:span><text:s text:c="2"/></text:p>
      <text:p text:style-name="P1">I když jsem jen prostý holub,</text:p>
      <text:p text:style-name="P1">snad připravím vlka o lup,</text:p>
      <text:p text:style-name="P1">holub, holub, holub, holub,</text:p>
      <text:p text:style-name="P1">připravím ho o lup, o lup.</text:p>
      <text:p text:style-name="P1"><text:s text:c="3"/></text:p>
      <text:p text:style-name="P15"><text:span text:style-name="T5">Karkulka:</text:span></text:p>
      <text:p text:style-name="P1">Dobrý den babičko,</text:p>
      <text:p text:style-name="P1">vnučka tvá dnes ti</text:p>
      <text:p text:style-name="P1">přišla přát zdravíčko</text:p>
      <text:p text:style-name="P1">a taky štěstí.</text:p>
      <text:p text:style-name="P1"><text:s text:c="3"/></text:p>
      <text:p text:style-name="P15"><text:span text:style-name="T5">Vlk v posteli:</text:span></text:p>
      <text:p text:style-name="P11">Děkuju děvečko,</text:p>
      <text:p text:style-name="P1">že jsi tak hodná,</text:p>
      <text:p text:style-name="P1">dneska to vínečko</text:p>
      <text:p text:style-name="P1">vyžunknu do dna.</text:p>
      <text:p text:style-name="P1"><text:s/></text:p>
      <text:p text:style-name="P15"><text:span text:style-name="T5">Karkulka:</text:span></text:p>
      <text:p text:style-name="P1">Proč máš tak velké oči, babi?</text:p>
      <text:p text:style-name="P1"/>
      <text:p text:style-name="P15"><text:span text:style-name="T5">Vlk:</text:span></text:p>
      <text:p text:style-name="P11">To mám, Karkulko, proto, aby</text:p>
      <text:p text:style-name="P1">to abych tě lépe viděla.</text:p>
      <text:p text:style-name="P1"><text:s text:c="3"/></text:p>
      <text:p text:style-name="P15"><text:span text:style-name="T5">Karkulka:</text:span></text:p>
      <text:p text:style-name="P1">Proč máš tak velké uši, babi?</text:p>
      <text:p text:style-name="P1"/>
      <text:p text:style-name="P15"><text:span text:style-name="T5">Vlk:</text:span></text:p>
      <text:p text:style-name="P1">To mám, Karkulko, proto, aby</text:p>
      <text:p text:style-name="P1">to abych tě lépe slyšela.</text:p>
      <text:p text:style-name="P1"><text:s text:c="3"/></text:p>
      <text:p text:style-name="P15"><text:span text:style-name="T5">Karkulka:</text:span></text:p>
      <text:p text:style-name="P1">Tobě narostly vousy, babi?</text:p>
      <text:p text:style-name="P1"/>
      <text:p text:style-name="P15"><text:span text:style-name="T5">Vlk:</text:span></text:p>
      <text:p text:style-name="P11">Ty mám, Karkulko, proto, aby</text:p>
      <text:p text:style-name="P1">to aby mi zima nebyla.</text:p>
      <text:p text:style-name="P1"><text:s text:c="3"/></text:p>
      <text:p text:style-name="P15"><text:span text:style-name="T5">Karkulka:</text:span></text:p>
      <text:p text:style-name="P1">Proč máš tak velkou pusu, babi?</text:p>
      <text:p text:style-name="P1"/>
      <text:p text:style-name="P15"><text:span text:style-name="T5">Vlk:</text:span></text:p>
      <text:p text:style-name="P1">Tu mám, Karkulko, proto, aby</text:p>
      <text:p text:style-name="P1"><text:span text:style-name="T5">t</text:span>o abych tě lépe pozřela.</text:p>
      <text:p text:style-name="P1"><text:s text:c="3"/></text:p>
      <text:p text:style-name="P15"><text:span text:style-name="T5">Ptáčci:</text:span></text:p>
      <text:p text:style-name="P1">Dívka hrůzou bledá</text:p>
      <text:p text:style-name="P1">ani nedýše,</text:p>
      <text:p text:style-name="P1">s babičkou se shledá</text:p>
      <text:p text:style-name="P1">u vlka v břiše.</text:p>
      <text:p text:style-name="P1"><text:s text:c="3"/></text:p>
      <text:p text:style-name="P15"><text:span text:style-name="T5">Holoubek:</text:span></text:p>
      <text:p text:style-name="P11">I když jsem jen prostý holub,</text:p>
      <text:p text:style-name="P1">snad připravím vlka o lup,</text:p>
      <text:p text:style-name="P1">holub, holub, holub, holub,</text:p>
      <text:p text:style-name="P1">připravím ho o lup, o lup.</text:p>
      <text:p text:style-name="P1"><text:s text:c="3"/></text:p>
      <text:p text:style-name="P15"><text:span text:style-name="T5">Myslivec:</text:span></text:p>
      <text:p text:style-name="P1">Právě jsem byl informován holubem,</text:p>
      <text:p text:style-name="P1">že náš vlk má zase něco za lubem.</text:p>
      <text:p text:style-name="P1">V pušce mám kulku,</text:p>
      <text:p text:style-name="P1">hledám Karkulku.</text:p>
      <text:p text:style-name="P1"><text:span text:style-name="T5"/></text:p>
      <text:p text:style-name="P15"><text:span text:style-name="T5">Ptáčci:</text:span></text:p>
      <text:p text:style-name="P1"><text:span text:style-name="T5">V</text:span> pušce má kulku,</text:p>
      <text:p text:style-name="P1"><text:span text:style-name="T5">h</text:span>ledá Karkulku.</text:p>
      <text:p text:style-name="P1"><text:s text:c="3"/></text:p>
      <text:p text:style-name="P15"><text:span text:style-name="T5">Myslivec:</text:span></text:p>
      <text:p text:style-name="P1">Tady je, tady je,</text:p>
      <text:p text:style-name="P1">snad nám ještě ožije.</text:p>
      <text:p text:style-name="P1">Vím co s tím, vím co s tím,</text:p>
      <text:p text:style-name="P1">já ji z vlka vyprostím.</text:p>
      <text:p text:style-name="P1"><text:s text:c="3"/></text:p>
      <text:p text:style-name="P1">Ožila, ožila,</text:p>
      <text:p text:style-name="P1">ožila, ožila,</text:p>
      <text:p text:style-name="P1"><text:span text:style-name="T8">n</text:span>a svět se nám vrátila</text:p>
      <text:p text:style-name="P1"><text:span text:style-name="T8">i</text:span> se svou babičkou</text:p>
      <text:p text:style-name="P1">vystrašenou celičkou.</text:p>
      <text:p text:style-name="P1"><text:s text:c="3"/></text:p>
      <text:p text:style-name="P16"><text:span text:style-name="T8">Holoubek:</text:span></text:p>
      <text:p text:style-name="P1">I když jsem jen prostý holub,</text:p>
      <text:p text:style-name="P1">připravil jsem vlka o lup.</text:p>
      <text:p text:style-name="P1"/>
      <text:p text:style-name="P16"><text:span text:style-name="T8">Myslivec:</text:span></text:p>
      <text:p text:style-name="P1">Ještě zbývá vyřešiti,</text:p>
      <text:p text:style-name="P1">necháme-li zvíře žíti.</text:p>
      <text:p text:style-name="P1"><text:s text:c="3"/></text:p>
      <text:p text:style-name="P1"/>
      <text:p text:style-name="P16"><text:soft-page-break/><text:span text:style-name="T8">Babička:</text:span></text:p>
      <text:p text:style-name="P1">Já si vlka zašiju,</text:p>
      <text:p text:style-name="P1">dobře ho použiju.</text:p>
      <text:p text:style-name="P1"/>
      <text:p text:style-name="P16"><text:span text:style-name="T8">Vlk:</text:span></text:p>
      <text:p text:style-name="P1">Ona si mě zašije,</text:p>
      <text:p text:style-name="P1">dobře mě použije.</text:p>
      <text:p text:style-name="P1"><text:s text:c="3"/></text:p>
      <text:p text:style-name="P16"><text:span text:style-name="T8">Babička:</text:span></text:p>
      <text:p text:style-name="P1">Bude mi tu hlídat dům</text:p>
      <text:p text:style-name="Preformatted_20_Text"><text:span text:style-name="T2">proti různým zlo</text:span>dějům.</text:p>
      <text:p text:style-name="Preformatted_20_Text"/>
      <text:p text:style-name="P18"><text:span text:style-name="T8">Vlk:</text:span></text:p>
      <text:p text:style-name="P1">Budu jí tu hlídat dům</text:p>
      <text:p text:style-name="P1">proti různým zlodějům.</text:p>
      <text:p text:style-name="P1"><text:s text:c="3"/></text:p>
      <text:p text:style-name="P16"><text:span text:style-name="T8">Babička:</text:span></text:p>
      <text:p text:style-name="P1">Dám mu starou matraci,</text:p>
      <text:p text:style-name="P1">bude to vlk hlídací.</text:p>
      <text:p text:style-name="P14"/>
      <text:p text:style-name="P16"><text:span text:style-name="T8">Vlk:</text:span></text:p>
      <text:p text:style-name="P1">Dá mi starou matraci,</text:p>
      <text:p text:style-name="P1">bude ze mě hlídací.</text:p>
      <text:p text:style-name="P1"/>
      <text:p text:style-name="P16"><text:span text:style-name="T8">Ptáčci:</text:span></text:p>
      <text:p text:style-name="P1">Dá mu starou matraci,</text:p>
      <text:p text:style-name="P1">bude to vlk hlídací.</text:p>
      <text:p text:style-name="P1"><text:s text:c="3"/></text:p>
      <text:p text:style-name="P16"><text:span text:style-name="T8">Myslivec:</text:span></text:p>
      <text:p text:style-name="P1">Červená karkulko,</text:p>
      <text:p text:style-name="P1">proč ti tak říkají?</text:p>
      <text:p text:style-name="P1">Já na tě celé dny</text:p>
      <text:p text:style-name="P1">myslívám potají.</text:p>
      <text:p text:style-name="P1"><text:s/></text:p>
      <text:p text:style-name="P1">Až trochu vyrosteš</text:p>
      <text:p text:style-name="P13">a budeš v rozpuku,</text:p>
      <text:p text:style-name="P1">já bych tě, jestli chceš,</text:p>
      <text:p text:style-name="P1">požádal o ruku.</text:p>
      <text:p text:style-name="P12"><text:span text:style-name="T8"/></text:p>
      <text:p text:style-name="P16"><text:span text:style-name="T8">Karkulka:</text:span></text:p>
      <text:p text:style-name="P1">O ruku.</text:p>
      <text:p text:style-name="P1"><text:s text:c="3"/></text:p>
      <text:p text:style-name="P1">Že jsem takhle zbarvená,</text:p>
      <text:p text:style-name="P1">říkají mi Červená.</text:p>
      <text:p text:style-name="P1">Karkulka červená,</text:p>
      <text:p text:style-name="P1">že jsem takhle zbarvená.</text:p>
      <text:p text:style-name="P1"><text:s text:c="3"/></text:p>
      <text:p text:style-name="P1">Myslivečku zelený,</text:p>
      <text:p text:style-name="P1">ty budeš můj milený.</text:p>
      <text:p text:style-name="P1">Zelená, červená,</text:p>
      <text:p text:style-name="P1">bude ze mě tvá žena,</text:p>
      <text:p text:style-name="P1">bude ze mě tvá žena.</text:p>
      <text:p text:style-name="P1"><text:s text:c="3"/></text:p>
      <text:p text:style-name="P12"><text:span text:style-name="T8">Ptáčci:</text:span></text:p>
      <text:p text:style-name="P1">Že byla tak zbarvená,</text:p>
      <text:p text:style-name="P1">říkali jí Červená.</text:p>
      <text:p text:style-name="P1">Karkulka červená,</text:p>
      <text:p text:style-name="P1">že byla tak zbarvená,</text:p>
      <text:p text:style-name="P2"><text:span text:style-name="T8">že</text:span> byla tak zbarvená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20:04:59.66</meta:creation-date>
    <dc:date>2013-11-09T17:15:23.03</dc:date>
    <meta:editing-duration>P0D</meta:editing-duration>
    <meta:editing-cycles>2</meta:editing-cycles>
    <meta:generator>LibreOffice/3.6$Windows_x86 LibreOffice_project/f969faf-c24b504-8c77064-174276e-40b382</meta:generator>
    <meta:document-statistic meta:table-count="0" meta:image-count="0" meta:object-count="0" meta:page-count="3" meta:paragraph-count="243" meta:word-count="663" meta:character-count="3695" meta:non-whitespace-character-count="3150"/>
  </office:meta>
</office:document-meta>
</file>